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xe</text:p>
          </table:table-cell>
          <table:table-cell table:style-name="Default" office:value-type="string" calcext:value-type="string">
            <text:p>Date de naissance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Mer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Jumeaux</text:p>
          </table:table-cell>
          <table:table-cell office:value-type="string" calcext:value-type="string">
            <text:p>Numero Race</text:p>
          </table:table-cell>
          <table:table-cell office:value-type="string" calcext:value-type="string">
            <text:p>Nom Race</text:p>
          </table:table-cell>
          <table:table-cell office:value-type="string" calcext:value-type="string">
            <text:p>Cheptel Actuel</text:p>
          </table:table-cell>
          <table:table-cell office:value-type="string" calcext:value-type="string">
            <text:p>Detenteur Actuel</text:p>
          </table:table-cell>
        </table:table-row>
        <table:table-row table:style-name="ro1">
          <table:table-cell office:value-type="string" calcext:value-type="string">
            <text:p>FR0339057942</text:p>
          </table:table-cell>
          <table:table-cell office:value-type="string" calcext:value-type="string">
            <text:p>NUT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9/2016</text:p>
          </table:table-cell>
          <table:table-cell office:value-type="float" office:value="1441899152" calcext:value-type="float">
            <text:p>1441899152</text:p>
          </table:table-cell>
          <table:table-cell office:value-type="float" office:value="312125140" calcext:value-type="float">
            <text:p>3121251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0339057943</text:p>
          </table:table-cell>
          <table:table-cell office:value-type="string" calcext:value-type="string">
            <text:p>NUT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9/2016</text:p>
          </table:table-cell>
          <table:table-cell office:value-type="float" office:value="1441599152" calcext:value-type="float">
            <text:p>1441599152</text:p>
          </table:table-cell>
          <table:table-cell office:value-type="float" office:value="312125140" calcext:value-type="float">
            <text:p>3121251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3:53:14.145069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6:13:06.331995898</meta:creation-date>
    <dc:date>2017-04-26T13:53:19.778018473</dc:date>
    <meta:editing-duration>PT1M52S</meta:editing-duration>
    <meta:editing-cycles>2</meta:editing-cycles>
    <meta:generator>LibreOffice/5.1.6.2$Linux_X86_64 LibreOffice_project/10m0$Build-2</meta:generator>
    <meta:document-statistic meta:table-count="1" meta:cell-count="28" meta:object-count="0"/>
  </office:meta>
</office:document-meta>
</file>